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weight="bold" officeooo:rsid="0017ea44" officeooo:paragraph-rsid="0017ea44" style:font-weight-asian="bold" style:font-weight-complex="bold"/>
    </style:style>
    <style:style style:name="P2" style:family="paragraph" style:parent-style-name="Standard">
      <style:text-properties style:font-name="Fira Code" fo:font-weight="normal" officeooo:rsid="0017ea44" officeooo:paragraph-rsid="0017ea44" style:font-weight-asian="normal" style:font-weight-complex="normal"/>
    </style:style>
    <style:style style:name="P3" style:family="paragraph" style:parent-style-name="Standard" style:list-style-name="L1">
      <style:text-properties style:font-name="Fira Code" fo:font-weight="normal" officeooo:rsid="0017ea44" officeooo:paragraph-rsid="0017ea44" style:font-weight-asian="normal" style:font-weight-complex="normal"/>
    </style:style>
    <style:style style:name="P4" style:family="paragraph" style:parent-style-name="Standard" style:list-style-name="L2">
      <style:text-properties style:font-name="Fira Code" fo:font-weight="normal" officeooo:rsid="0017ea44" officeooo:paragraph-rsid="0017ea44" style:font-weight-asian="normal" style:font-weight-complex="normal"/>
    </style:style>
    <style:style style:name="P5" style:family="paragraph" style:parent-style-name="Standard" style:list-style-name="L2">
      <style:text-properties style:font-name="Fira Code" fo:font-weight="normal" officeooo:rsid="0019d6be" officeooo:paragraph-rsid="0019d6be" style:font-weight-asian="normal" style:font-weight-complex="normal"/>
    </style:style>
    <style:style style:name="P6" style:family="paragraph" style:parent-style-name="Standard" style:list-style-name="L1">
      <style:text-properties style:font-name="Fira Code" fo:font-weight="normal" officeooo:rsid="0019d6be" officeooo:paragraph-rsid="0019d6be" style:font-weight-asian="normal" style:font-weight-complex="normal"/>
    </style:style>
    <style:style style:name="P7" style:family="paragraph" style:parent-style-name="Standard">
      <style:text-properties style:font-name="Fira Code" fo:font-weight="normal" officeooo:rsid="0019d6be" officeooo:paragraph-rsid="0019d6be" style:font-weight-asian="normal" style:font-weight-complex="normal"/>
    </style:style>
    <style:style style:name="P8" style:family="paragraph" style:parent-style-name="Standard" style:list-style-name="L3">
      <style:text-properties style:font-name="Fira Code" fo:font-weight="normal" officeooo:rsid="0019d6be" officeooo:paragraph-rsid="0019d6be" style:font-weight-asian="normal" style:font-weight-complex="normal"/>
    </style:style>
    <style:style style:name="P9" style:family="paragraph" style:parent-style-name="Standard" style:list-style-name="L4">
      <style:text-properties style:font-name="Fira Code" fo:font-weight="normal" officeooo:rsid="0019d6be" officeooo:paragraph-rsid="0019d6be" style:font-weight-asian="normal" style:font-weight-complex="normal"/>
    </style:style>
    <style:style style:name="P10" style:family="paragraph" style:parent-style-name="Standard">
      <style:text-properties style:font-name="Fira Code" fo:font-weight="normal" officeooo:rsid="001a7a0b" officeooo:paragraph-rsid="001a7a0b" style:font-weight-asian="normal" style:font-weight-complex="normal"/>
    </style:style>
    <style:style style:name="P11" style:family="paragraph" style:parent-style-name="Standard" style:list-style-name="L5">
      <style:text-properties style:font-name="Fira Code" fo:font-weight="normal" officeooo:rsid="001a7a0b" officeooo:paragraph-rsid="001a7a0b" style:font-weight-asian="normal" style:font-weight-complex="normal"/>
    </style:style>
    <style:style style:name="P12" style:family="paragraph" style:parent-style-name="Standard" style:list-style-name="L6">
      <style:text-properties style:font-name="Fira Code" fo:font-weight="normal" officeooo:rsid="001a7a0b" officeooo:paragraph-rsid="001a7a0b" style:font-weight-asian="normal" style:font-weight-complex="normal"/>
    </style:style>
    <style:style style:name="P13" style:family="paragraph" style:parent-style-name="Standard" style:list-style-name="L7">
      <style:text-properties style:font-name="Fira Code" fo:font-weight="normal" officeooo:rsid="001a7a0b" officeooo:paragraph-rsid="001a7a0b" style:font-weight-asian="normal" style:font-weight-complex="normal"/>
    </style:style>
    <style:style style:name="P14" style:family="paragraph" style:parent-style-name="Standard" style:list-style-name="L1">
      <style:text-properties style:font-name="Fira Code" fo:font-weight="normal" officeooo:rsid="001a7a0b" officeooo:paragraph-rsid="001a7a0b" style:font-weight-asian="normal" style:font-weight-complex="normal"/>
    </style:style>
    <style:style style:name="P15" style:family="paragraph" style:parent-style-name="Standard">
      <style:text-properties style:font-name="Fira Code" fo:font-weight="normal" officeooo:rsid="001b4701" officeooo:paragraph-rsid="001b4701" style:font-weight-asian="normal" style:font-weight-complex="normal"/>
    </style:style>
    <style:style style:name="P16" style:family="paragraph" style:parent-style-name="Standard" style:list-style-name="L8">
      <style:text-properties style:font-name="Fira Code" fo:font-weight="normal" officeooo:rsid="001b4701" officeooo:paragraph-rsid="001b4701" style:font-weight-asian="normal" style:font-weight-complex="normal"/>
    </style:style>
    <style:style style:name="T1" style:family="text">
      <style:text-properties officeooo:rsid="0019d6be"/>
    </style:style>
    <style:style style:name="T2" style:family="text">
      <style:text-properties officeooo:rsid="001c788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iculum</text:p>
      <text:p text:style-name="P1"/>
      <text:p text:style-name="P2">1. Introduction to Python</text:p>
      <text:list xml:id="list943513760" text:style-name="L1">
        <text:list-item>
          <text:p text:style-name="P3">Types of languages</text:p>
          <text:list>
            <text:list-item>
              <text:p text:style-name="P3">dynamic vs static typing</text:p>
            </text:list-item>
            <text:list-item>
              <text:p text:style-name="P3">Interpreted vs compiled</text:p>
            </text:list-item>
            <text:list-item>
              <text:p text:style-name="P3">High level vs low level</text:p>
            </text:list-item>
          </text:list>
        </text:list-item>
        <text:list-item>
          <text:p text:style-name="P3">Python strengths and weaknesses</text:p>
        </text:list-item>
        <text:list-item>
          <text:p text:style-name="P6">Installing Thonny</text:p>
        </text:list-item>
        <text:list-item>
          <text:p text:style-name="P6">Hello World</text:p>
        </text:list-item>
        <text:list-item>
          <text:p text:style-name="P14">running python files</text:p>
        </text:list-item>
      </text:list>
      <text:p text:style-name="P2"/>
      <text:p text:style-name="P2">2. Variables, data types, and operators</text:p>
      <text:list xml:id="list1519492246" text:style-name="L2">
        <text:list-item>
          <text:p text:style-name="P4">What are variables, <text:span text:style-name="T1">and how to define them</text:span></text:p>
        </text:list-item>
        <text:list-item>
          <text:p text:style-name="P5">Variable scope</text:p>
        </text:list-item>
        <text:list-item>
          <text:p text:style-name="P5">Data types</text:p>
        </text:list-item>
        <text:list-item>
          <text:p text:style-name="P5">Operators</text:p>
        </text:list-item>
        <text:list-item>
          <text:p text:style-name="P5">Typecasting</text:p>
        </text:list-item>
      </text:list>
      <text:p text:style-name="P7"/>
      <text:p text:style-name="P7">3. Control Flow</text:p>
      <text:list xml:id="list3795524913" text:style-name="L3">
        <text:list-item>
          <text:p text:style-name="P8">Loops</text:p>
        </text:list-item>
        <text:list-item>
          <text:p text:style-name="P8">if/else</text:p>
        </text:list-item>
        <text:list-item>
          <text:p text:style-name="P8">continue/break</text:p>
        </text:list-item>
      </text:list>
      <text:p text:style-name="P7"/>
      <text:p text:style-name="P7">4. Lists, dicts, and strings</text:p>
      <text:list xml:id="list3814920142" text:style-name="L4">
        <text:list-item>
          <text:p text:style-name="P9">lists</text:p>
          <text:list>
            <text:list-item>
              <text:p text:style-name="P9">what are they</text:p>
            </text:list-item>
            <text:list-item>
              <text:p text:style-name="P9">common methods</text:p>
            </text:list-item>
            <text:list-item>
              <text:p text:style-name="P9">tuples</text:p>
            </text:list-item>
          </text:list>
        </text:list-item>
        <text:list-item>
          <text:p text:style-name="P9">dicts</text:p>
        </text:list-item>
        <text:list-item>
          <text:p text:style-name="P9">strings</text:p>
          <text:list>
            <text:list-item>
              <text:p text:style-name="P9">slicing</text:p>
            </text:list-item>
            <text:list-item>
              <text:p text:style-name="P9">f strings</text:p>
            </text:list-item>
            <text:list-item>
              <text:p text:style-name="P9">common methods</text:p>
            </text:list-item>
          </text:list>
        </text:list-item>
      </text:list>
      <text:p text:style-name="P7"/>
      <text:p text:style-name="P10">5. Functions</text:p>
      <text:list xml:id="list749525333" text:style-name="L5">
        <text:list-item>
          <text:p text:style-name="P11">What is a function</text:p>
          <text:list>
            <text:list-item>
              <text:p text:style-name="P11">why and when to use them</text:p>
            </text:list-item>
          </text:list>
        </text:list-item>
        <text:list-item>
          <text:p text:style-name="P11">Defining a function</text:p>
        </text:list-item>
        <text:list-item>
          <text:p text:style-name="P11">Calling a function</text:p>
        </text:list-item>
        <text:list-item>
          <text:p text:style-name="P11">Arguments and scope</text:p>
        </text:list-item>
        <text:list-item>
          <text:p text:style-name="P11">Recursion (concept)</text:p>
        </text:list-item>
      </text:list>
      <text:p text:style-name="P10"/>
      <text:p text:style-name="P10"/>
      <text:p text:style-name="P10"/>
      <text:p text:style-name="P10"/>
      <text:p text:style-name="P10"><text:soft-page-break/>6. Classes and object-oriented programming</text:p>
      <text:list xml:id="list148430200" text:style-name="L6">
        <text:list-item>
          <text:p text:style-name="P12">What are classes</text:p>
          <text:list>
            <text:list-item>
              <text:p text:style-name="P12">why we use them</text:p>
            </text:list-item>
          </text:list>
        </text:list-item>
        <text:list-item>
          <text:p text:style-name="P12">class variables</text:p>
        </text:list-item>
        <text:list-item>
          <text:p text:style-name="P12">class methods</text:p>
        </text:list-item>
        <text:list-item>
          <text:p text:style-name="P12">parameters and class constructors</text:p>
        </text:list-item>
      </text:list>
      <text:p text:style-name="P10"/>
      <text:p text:style-name="P10">7. File manipulation and context managers</text:p>
      <text:list xml:id="list3954491026" text:style-name="L7">
        <text:list-item>
          <text:p text:style-name="P13">Reading and writing files</text:p>
        </text:list-item>
        <text:list-item>
          <text:p text:style-name="P13">using the open() context manager</text:p>
        </text:list-item>
      </text:list>
      <text:p text:style-name="P10"/>
      <text:p text:style-name="P15">8. Testing and debugging python</text:p>
      <text:list xml:id="list2041374478" text:style-name="L8">
        <text:list-item>
          <text:p text:style-name="P16">Why debugging is useful</text:p>
        </text:list-item>
        <text:list-item>
          <text:p text:style-name="P16">how to understand python errors</text:p>
        </text:list-item>
        <text:list-item>
          <text:p text:style-name="P16">try-except block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7T17:58:06.779000000</meta:creation-date>
    <dc:date>2022-05-27T19:00:03.789000000</dc:date>
    <meta:editing-duration>PT31M16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50" meta:word-count="191" meta:character-count="980" meta:non-whitespace-character-count="880"/>
  </office:meta>
</office:document-meta>
</file>